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i mathvariant="normal">μ</mi>
    <annotation encoding="StarMath 5.0">%mu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4:47:19.266000000</meta:creation-date>
    <dc:date>2015-01-20T14:48:19.498000000</dc:date>
    <meta:editing-duration>PT1M</meta:editing-duration>
    <meta:editing-cycles>1</meta:editing-cycles>
    <meta:generator>LibreOffice/4.3.4.1$Windows_x86 LibreOffice_project/bc356b2f991740509f321d70e4512a6a54c5f243</meta:generator>
  </office:meta>
</office:document-meta>
</file>